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rect draw:style-name="gr1" draw:text-style-name="P1" draw:id="id2" draw:layer="layout" svg:width="4cm" svg:height="4cm" svg:x="7cm" svg:y="8.5cm">
          <draw:glue-point draw:id="4" svg:x="5cm" svg:y="-3.75cm"/>
          <draw:glue-point draw:id="5" svg:x="5cm" svg:y="3.75cm"/>
          <draw:glue-point draw:id="6" svg:x="-5cm" svg:y="-3.75cm"/>
          <draw:glue-point draw:id="7" svg:x="-5cm" svg:y="3.75cm"/>
          <text:p text:style-name="P1">FPGA</text:p>
          <text:p text:style-name="P1"/>
          <text:p text:style-name="P1"/>
          <text:p text:style-name="P1"/>
          <text:p text:style-name="P1"/>
        </draw:rect>
        <draw:rect draw:style-name="gr1" draw:text-style-name="P2" draw:id="id6" draw:layer="layout" svg:width="2.5cm" svg:height="1cm" svg:x="12.5cm" svg:y="10cm">
          <text:p text:style-name="P1"><text:span text:style-name="T1">PS/2</text:span></text:p>
        </draw:rect>
        <draw:rect draw:style-name="gr1" draw:text-style-name="P2" draw:id="id5" draw:layer="layout" svg:width="2.5cm" svg:height="1cm" svg:x="12.5cm" svg:y="11.5cm">
          <text:p text:style-name="P1"><text:span text:style-name="T1">VGA</text:span></text:p>
        </draw:rect>
        <draw:rect draw:style-name="gr1" draw:text-style-name="P2" draw:id="id4" draw:layer="layout" svg:width="2.5cm" svg:height="1cm" svg:x="3.5cm" svg:y="11.5cm">
          <text:p text:style-name="P1"><text:span text:style-name="T1">SDRAM</text:span></text:p>
        </draw:rect>
        <draw:rect draw:style-name="gr1" draw:text-style-name="P2" draw:id="id7" draw:layer="layout" svg:width="2.5cm" svg:height="1cm" svg:x="12.5cm" svg:y="8.5cm">
          <text:p text:style-name="P1"><text:span text:style-name="T1">SD card</text:span></text:p>
        </draw:rect>
        <draw:rect draw:style-name="gr1" draw:text-style-name="P2" draw:id="id3" draw:layer="layout" svg:width="2.5cm" svg:height="1cm" svg:x="3.5cm" svg:y="10cm">
          <text:p text:style-name="P1"><text:span text:style-name="T1">MCU</text:span></text:p>
        </draw:rect>
        <draw:rect draw:style-name="gr1" draw:text-style-name="P2" draw:id="id1" draw:layer="layout" svg:width="2.5cm" svg:height="1cm" svg:x="3.5cm" svg:y="8.5cm">
          <text:p text:style-name="P1"><text:span text:style-name="T1">speaker</text:span></text:p>
        </draw:rect>
        <draw:rect draw:style-name="gr2" draw:text-style-name="P2" draw:layer="layout" svg:width="3cm" svg:height="2cm" svg:x="7.5cm" svg:y="10cm">
          <text:p text:style-name="P1"><text:span text:style-name="T1">Z80 CPU</text:span></text:p>
        </draw:rect>
        <draw:connector draw:style-name="gr3" draw:text-style-name="P1" draw:layer="layout" svg:x1="6cm" svg:y1="9cm" svg:x2="7cm" svg:y2="9cm" draw:start-shape="id1" draw:start-glue-point="1" draw:end-shape="id2" draw:end-glue-point="6" svg:d="m6000 9000h1000">
          <text:p/>
        </draw:connector>
        <draw:connector draw:style-name="gr3" draw:text-style-name="P1" draw:layer="layout" svg:x1="6cm" svg:y1="10.5cm" svg:x2="7cm" svg:y2="10.5cm" draw:start-shape="id3" draw:start-glue-point="1" draw:end-shape="id2" draw:end-glue-point="3" svg:d="m6000 10500h1000">
          <text:p/>
        </draw:connector>
        <draw:connector draw:style-name="gr3" draw:text-style-name="P1" draw:layer="layout" svg:x1="6cm" svg:y1="12cm" svg:x2="7cm" svg:y2="12cm" draw:start-shape="id4" draw:start-glue-point="1" draw:end-shape="id2" draw:end-glue-point="7" svg:d="m6000 12000h1000">
          <text:p/>
        </draw:connector>
        <draw:connector draw:style-name="gr3" draw:text-style-name="P1" draw:layer="layout" svg:x1="11cm" svg:y1="12cm" svg:x2="12.5cm" svg:y2="12cm" draw:start-shape="id2" draw:start-glue-point="5" draw:end-shape="id5" draw:end-glue-point="3" svg:d="m11000 12000h1500">
          <text:p/>
        </draw:connector>
        <draw:connector draw:style-name="gr3" draw:text-style-name="P1" draw:layer="layout" svg:x1="11cm" svg:y1="10.5cm" svg:x2="12.5cm" svg:y2="10.5cm" draw:start-shape="id2" draw:start-glue-point="1" draw:end-shape="id6" draw:end-glue-point="3" svg:d="m11000 10500h1500">
          <text:p/>
        </draw:connector>
        <draw:connector draw:style-name="gr3" draw:text-style-name="P1" draw:layer="layout" svg:x1="11cm" svg:y1="9cm" svg:x2="12.5cm" svg:y2="9cm" draw:start-shape="id2" draw:start-glue-point="4" draw:end-shape="id7" draw:end-glue-point="3" svg:d="m11000 9000h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etr Šimon</meta:initial-creator>
    <meta:creation-date>2011-12-30T09:11:59.63</meta:creation-date>
    <dc:date>2011-12-30T10:33:20.27</dc:date>
    <dc:creator>Petr Šimon</dc:creator>
    <meta:editing-duration>PT00H17M27S</meta:editing-duration>
    <meta:editing-cycles>2</meta:editing-cycles>
    <meta:generator>OpenOffice.org/3.2$Win32 OpenOffice.org_project/320m12$Build-9483</meta:generator>
    <meta:document-statistic meta:object-count="14"/>
  </office:meta>
</office:document-meta>
</file>